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120000000D806AD3FDFB4A70ACE1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de4bf" officeooo:paragraph-rsid="001de4bf" style:font-size-asian="24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indows 10 boot<draw:frame draw:style-name="fr1" draw:name="Imaxe1" text:anchor-type="char" svg:x="0.3cm" svg:y="1.834cm" svg:width="17cm" svg:height="12.749cm" draw:z-index="0"><draw:image xlink:href="Pictures/100000000000120000000D806AD3FDFB4A70ACE1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13T13:15:33.150000000</meta:creation-date>
    <dc:date>2023-11-13T14:17:15.034000000</dc:date>
    <meta:editing-duration>PT1M18S</meta:editing-duration>
    <meta:editing-cycles>2</meta:editing-cycles>
    <meta:generator>LibreOffice/7.3.4.2$Windows_X86_64 LibreOffice_project/728fec16bd5f605073805c3c9e7c4212a0120dc5</meta:generator>
    <meta:document-statistic meta:table-count="0" meta:image-count="1" meta:object-count="0" meta:page-count="1" meta:paragraph-count="1" meta:word-count="3" meta:character-count="15" meta:non-whitespace-character-count="13"/>
  </office:meta>
</office:document-meta>
</file>